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style:font-name="Ubuntu Mono" fo:font-size="85pt" style:font-size-asian="85pt" style:font-size-complex="8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💩 <text:s/>🐼 <text:s/>🦘</text:p>
      <text:p text:style-name="P1"/>
      <text:p text:style-name="P1">🏀 <text:s/>🫖 <text:s/>🫖</text:p>
      <text:p text:style-name="P1"/>
      <text:p text:style-name="P1">🍄 <text:s/>🧲 <text:s/>🦀</text:p>
      <text:p text:style-name="P1"/>
      <text:p text:style-name="P1">🪭 <text:s/>🥦 <text:s/>🐼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0:39:00.836967028</meta:creation-date>
    <dc:date>2025-10-14T10:55:23.941582794</dc:date>
    <meta:editing-duration>PT2M59S</meta:editing-duration>
    <meta:editing-cycles>3</meta:editing-cycles>
    <meta:generator>LibreOffice/24.8.3.2$Linux_X86_64 LibreOffice_project/480$Build-2</meta:generator>
    <meta:document-statistic meta:table-count="0" meta:image-count="0" meta:object-count="0" meta:page-count="1" meta:paragraph-count="4" meta:word-count="12" meta:character-count="28" meta:non-whitespace-character-count="12"/>
  </office:meta>
</office:document-meta>
</file>